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-class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<text:a xlink:href="#differingtresult-extention-method" xlink:type="simple"> 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less than </text:p>
            <text:p>item index requested </text:p>
            <text:p>ScalarCalcula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pplications-of-usingtresult-extention-method" xlink:type="simple">here</text:a> and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15:51:04.0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3-04T15:58:45.663000000</dc:date>
    <meta:generator>LibreOffice/6.3.0.4$Windows_X86_64 LibreOffice_project/057fc023c990d676a43019934386b85b21a9ee99</meta:generator>
    <meta:editing-duration>PT19M30S</meta:editing-duration>
    <meta:editing-cycles>4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